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101a" officeooo:paragraph-rsid="001b101a"/>
    </style:style>
    <style:style style:name="T1" style:family="text">
      <style:text-properties officeooo:rsid="001c9d4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bil=Necesitas al otro para existir padre – hijo (existencia) ,si te hiciera falta el otro seria de identificación<text:span text:style-name="T1">(la clave primaria del padre) si te identificas por tu clave primaria no.Cuando es de identificación tengo que llevar la clave del padre al hijo cruzandola por la primaria del hijo.</text:span></text:p>
      <text:p text:style-name="P1">Fuerte=existes sin hacer falta del otro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30T11:48:52.080924295</meta:creation-date>
    <dc:date>2022-10-03T09:52:22.088069884</dc:date>
    <meta:editing-duration>PT1H18M</meta:editing-duration>
    <meta:editing-cycles>2</meta:editing-cycles>
    <meta:generator>LibreOffice/7.3.3.2$Linux_X86_64 LibreOffice_project/30$Build-2</meta:generator>
    <meta:document-statistic meta:table-count="0" meta:image-count="0" meta:object-count="0" meta:page-count="1" meta:paragraph-count="2" meta:word-count="53" meta:character-count="335" meta:non-whitespace-character-count="283"/>
  </office:meta>
</office:document-meta>
</file>